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/>
      <style:text-properties style:font-name="DejaVu Sans Mono" fo:font-size="24pt" style:font-size-asian="24pt" style:font-size-complex="24pt"/>
    </style:style>
    <style:style style:name="P10" style:family="paragraph" style:parent-style-name="Standard">
      <style:paragraph-properties fo:text-align="end" style:justify-single-word="false"/>
      <style:text-properties style:font-name="DejaVu Sans Mono" fo:font-size="10pt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style:font-name="DejaVu Sans Mono" fo:font-size="15pt" style:font-size-asian="13.1000003814697pt" style:font-size-complex="15pt"/>
    </style:style>
    <style:style style:name="P12" style:family="paragraph" style:parent-style-name="Standard">
      <style:paragraph-properties fo:text-align="center" style:justify-single-word="false"/>
      <style:text-properties style:font-name="DejaVu Sans Mono" fo:font-size="15pt" style:font-size-asian="13.1000003814697pt" style:font-size-complex="15pt"/>
    </style:style>
    <style:style style:name="P13" style:family="paragraph" style:parent-style-name="Standard">
      <style:paragraph-properties fo:text-align="center" style:justify-single-word="false"/>
      <style:text-properties style:font-name="DejaVu Sans Mono" fo:font-size="15pt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DejaVu Sans Mono"/>
    </style:style>
    <style:style style:name="P15" style:family="paragraph" style:parent-style-name="Standard">
      <style:paragraph-properties fo:text-align="start" style:justify-single-word="false"/>
      <style:text-properties style:font-name="DejaVu Sans Mono" fo:font-size="14pt" style:font-size-asian="12.25pt" style:font-size-complex="14pt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DejaVu Sans Mono" fo:font-size="8pt" style:font-size-asian="8pt" style:font-size-complex="8pt"/>
    </style:style>
    <style:style style:name="P19" style:family="paragraph" style:parent-style-name="Standard">
      <style:paragraph-properties fo:margin-left="2.501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DejaVu Sans Mono"/>
    </style:style>
    <style:style style:name="P21" style:family="paragraph" style:parent-style-name="Preformatted_20_Text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ize-complex="8pt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5pt" style:font-size-asian="13.1000003814697pt" style:font-size-complex="15pt"/>
    </style:style>
    <style:style style:name="T7" style:family="text">
      <style:text-properties style:font-name="DejaVu Sans Mono" fo:font-size="15pt" style:font-size-asian="13.1000003814697pt" style:font-size-complex="15pt"/>
    </style:style>
    <style:style style:name="T8" style:family="text">
      <style:text-properties style:font-name="DejaVu Sans Mono" fo:font-size="8pt" style:font-size-asian="8pt" style:font-size-complex="8pt"/>
    </style:style>
    <style:style style:name="T9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DejaVu Sans Mono" fo:font-size="8pt" fo:font-style="italic" style:font-size-asian="8pt" style:font-size-complex="8pt"/>
    </style:style>
    <style:style style:name="T11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12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1</text:p>
      <text:p text:style-name="P10">Jeetesh Mangwani, 10314</text:p>
      <text:p text:style-name="P10">Harshit Maheshwari, 10290</text:p>
      <text:p text:style-name="P10">Vinit Kataria, 10807</text:p>
      <text:p text:style-name="P10"/>
      <text:p text:style-name="P1"><text:span text:style-name="Teletype"><text:span text:style-name="T7">POSIX Message Queues</text:span></text:span></text:p>
      <text:p text:style-name="P1"><text:span text:style-name="Teletype"><text:span text:style-name="T8"/></text:span></text:p>
      <text:p text:style-name="P1"><text:span text:style-name="Teletype"><text:span text:style-name="T8"/></text:span></text:p>
      <text:p text:style-name="P1"><text:span text:style-name="Teletype"><text:span text:style-name="T9">mqd_t mq_open(const char *name, int oflag); </text:span></text:span></text:p>
      <text:p text:style-name="P2"><text:span text:style-name="Teletype"><text:span text:style-name="T12"/></text:span></text:p>
      <text:list xml:id="list1431120130" text:style-name="L2">
        <text:list-item>
          <text:p text:style-name="P3"><text:span text:style-name="Teletype"><text:span text:style-name="T8">creates a new message queue or opens an existing queue, returning a message queue descriptor for use in later calls</text:span></text:span></text:p>
        </text:list-item>
        <text:list-item>
          <text:p text:style-name="P3"><text:span text:style-name="Teletype"><text:span text:style-name="T8">returns message queue descriptor of the queue opened if successful</text:span></text:span></text:p>
        </text:list-item>
        <text:list-item>
          <text:p text:style-name="P3"><text:span text:style-name="Teletype"><text:span text:style-name="T8">mqd_t is typically an int</text:span></text:span></text:p>
        </text:list-item>
        <text:list-item>
          <text:p text:style-name="P3"><text:span text:style-name="Teletype"><text:span text:style-name="T8">name is null-terminated string of length less than 256</text:span></text:span></text:p>
        </text:list-item>
        <text:list-item>
          <text:p text:style-name="P3"><text:span text:style-name="Teletype"><text:span text:style-name="T8">oflag} is bitwise OR of O_RDONLY (read only mode), O_WRONLY(write only mode), O_RDWR(read-write mode), O_CREAT(create queue if doesn't exist), O_EXCL(if passed with O_CREAT, create queue exclusively if doesn't exist), O_NONBLOCK(open in a non-blocking mode), where the first three are pairwise mutually exclusive</text:span></text:span></text:p>
        </text:list-item>
      </text:list>
      <text:p text:style-name="P2"><text:span text:style-name="Teletype"><text:span text:style-name="T8"/></text:span></text:p>
      <text:p text:style-name="P2"><text:span text:style-name="Teletype"><text:span text:style-name="T8"/></text:span></text:p>
      <text:p text:style-name="P8"><text:span text:style-name="Teletype"><text:span text:style-name="T9">int mq_send(mqd_t mqdes, const char *msg_ptr, size_t msg_len, unsigned msg_prio); </text:span></text:span></text:p>
      <text:p text:style-name="P8"><text:span text:style-name="Teletype"><text:span text:style-name="T8"/></text:span></text:p>
      <text:list xml:id="list139754135" text:style-name="L3">
        <text:list-item>
          <text:p text:style-name="P4"><text:span text:style-name="Teletype"><text:span text:style-name="T8">write a message to a queue</text:span></text:span></text:p>
        </text:list-item>
        <text:list-item>
          <text:p text:style-name="P4"><text:span text:style-name="Teletype"><text:span text:style-name="T8">returns 0 if successful; if fails, returns -1 and sets errno to the code of the error that occurred</text:span></text:span></text:p>
        </text:list-item>
        <text:list-item>
          <text:p text:style-name="P4"><text:span text:style-name="Teletype"><text:span text:style-name="T8">mqdes is the message queue descriptor obtained from mq_open()</text:span></text:span></text:p>
        </text:list-item>
        <text:list-item>
          <text:p text:style-name="P4"><text:span text:style-name="Teletype"><text:span text:style-name="T8">msg_ptr is the pointer to the buffer containing the intended message</text:span></text:span></text:p>
        </text:list-item>
        <text:list-item>
          <text:p text:style-name="P4"><text:span text:style-name="Teletype"><text:span text:style-name="T8">msg_len is the length of the message including NULL terminator</text:span></text:span></text:p>
        </text:list-item>
        <text:list-item>
          <text:p text:style-name="P4"><text:span text:style-name="Teletype"><text:span text:style-name="T8">msg_pio is the message priority</text:span></text:span></text:p>
        </text:list-item>
        <text:list-item>
          <text:p text:style-name="P4"><text:span text:style-name="Teletype"><text:span text:style-name="T8">Doesn't block if the queue was opened with O_NONBLOCK</text:span></text:span></text:p>
        </text:list-item>
      </text:list>
      <text:p text:style-name="P2"><text:span text:style-name="Teletype"><text:span text:style-name="T8"/></text:span></text:p>
      <text:p text:style-name="P2"><text:span text:style-name="Teletype"><text:span text:style-name="T8"/></text:span></text:p>
      <text:p text:style-name="P8"><text:span text:style-name="Teletype"><text:span text:style-name="T9">ssize_t mq_receive(mqd_t mqdes, char *msg_ptr, size_t msg_len, unsigned *msg_prio);</text:span></text:span></text:p>
      <text:p text:style-name="P8"><text:span text:style-name="Teletype"><text:span text:style-name="T8"/></text:span></text:p>
      <text:list xml:id="list373586424" text:style-name="L4">
        <text:list-item>
          <text:p text:style-name="P5"><text:span text:style-name="Teletype"><text:span text:style-name="T8">ssize_t stands for signed size</text:span></text:span></text:p>
        </text:list-item>
        <text:list-item>
          <text:p text:style-name="P5"><text:span text:style-name="Teletype"><text:span text:style-name="T8">if successful, returns the no of bytes excluding the null; if fails, returns -1 and sets errno to the code of the error that occurred</text:span></text:span></text:p>
        </text:list-item>
        <text:list-item>
          <text:p text:style-name="P5"><text:span text:style-name="Teletype"><text:span text:style-name="T8">mqdes is same as in the above function</text:span></text:span></text:p>
        </text:list-item>
        <text:list-item>
          <text:p text:style-name="P5"><text:span text:style-name="Teletype"><text:span text:style-name="T8">msg_ptr is the pointer to the buffer in which to write the message in the front of the queue</text:span></text:span></text:p>
        </text:list-item>
        <text:list-item>
          <text:p text:style-name="P5"><text:span text:style-name="Teletype"><text:span text:style-name="T8">msg_len is the length of the msg_ptr buffer</text:span></text:span></text:p>
        </text:list-item>
        <text:list-item>
          <text:p text:style-name="P5"><text:span text:style-name="Teletype"><text:span text:style-name="T8">if msg_prio is not NULL, the contents of *msg_prio are changed to message priority</text:span></text:span></text:p>
        </text:list-item>
      </text:list>
      <text:p text:style-name="P2"><text:span text:style-name="Teletype"><text:span text:style-name="T8"/></text:span></text:p>
      <text:p text:style-name="P8"><text:span text:style-name="Teletype"><text:span text:style-name="T9">int mq_close(mqd_t mqdes); </text:span></text:span></text:p>
      <text:list xml:id="list1527795375" text:style-name="L5">
        <text:list-item>
          <text:p text:style-name="P6"><text:span text:style-name="Teletype"><text:span text:style-name="T8">closes a message queue that was previously opened</text:span></text:span></text:p>
        </text:list-item>
        <text:list-item>
          <text:p text:style-name="P6"><text:span text:style-name="Teletype"><text:span text:style-name="T8">if successful, returns 0; if fails, returns -1 and sets the errno to code of the error that occurred</text:span></text:span></text:p>
        </text:list-item>
        <text:list-item>
          <text:p text:style-name="P6"><text:span text:style-name="Teletype"><text:span text:style-name="T8">mqdes is the descriptor of the message queue to be closed</text:span></text:span></text:p>
        </text:list-item>
      </text:list>
      <text:p text:style-name="P2"><text:span text:style-name="Teletype"><text:span text:style-name="T8"/></text:span></text:p>
      <text:p text:style-name="P21"><text:span text:style-name="Teletype"><text:span text:style-name="T9">int mq_unlink(const char *name);</text:span></text:span></text:p>
      <text:list xml:id="list1422420028" text:style-name="L6">
        <text:list-item>
          <text:p text:style-name="P7"><text:span text:style-name="Teletype"><text:span text:style-name="T8">removes the message queue named </text:span></text:span><text:span text:style-name="Teletype"><text:span text:style-name="T10">“name” </text:span></text:span><text:span text:style-name="Teletype"><text:span text:style-name="T11">and deallocates it</text:span></text:span></text:p>
        </text:list-item>
        <text:list-item>
          <text:p text:style-name="P7"><text:span text:style-name="Teletype"><text:span text:style-name="T11">if successful, returns 0; if fails, returns -1 and sets the errno to the code of the error that occurred</text:span></text:span></text:p>
        </text:list-item>
        <text:list-item>
          <text:p text:style-name="P7"><text:span text:style-name="Teletype"><text:span text:style-name="T11">name is the pointer to the place containing the name of the queue to be unlinked</text:span></text:span></text:p>
        </text:list-item>
      </text:list>
      <text:p text:style-name="P2"><text:span text:style-name="Teletype"><text:span text:style-name="T11"/></text:span></text:p>
      <text:p text:style-name="P2"><text:span text:style-name="Teletype"><text:span text:style-name="T11"/></text:span></text:p>
      <text:p text:style-name="P2"><text:span text:style-name="Teletype"><text:span text:style-name="T8"/></text:span></text:p>
      <text:p text:style-name="P11"/>
      <text:p text:style-name="P12"><text:soft-page-break/>Our implementation</text:p>
      <text:list xml:id="list804411896" text:style-name="L7">
        <text:list-item>
          <text:p text:style-name="P16">src/threads/mqueue.c, src/threads/mqueue.h</text:p>
          <text:list>
            <text:list-item>
              <text:p text:style-name="P16">Find the details in the comments too</text:p>
            </text:list-item>
            <text:list-item>
              <text:p text:style-name="P16">Contains message queue specific data structures, functions, error codes and flags</text:p>
            </text:list-item>
            <text:list-item>
              <text:p text:style-name="P16">All sys_mq_*() functions are same as mq_*() functions as described above</text:p>
            </text:list-item>
            <text:list-item>
              <text:p text:style-name="P16">All the functions are same as POSIX interface except for the following functions:</text:p>
              <text:list>
                <text:list-item>
                  <text:p text:style-name="P16">void mqueue_init(void)</text:p>
                  <text:list>
                    <text:list-item>
                      <text:p text:style-name="P16">initializes the global static struct list list_of_message_queues</text:p>
                    </text:list-item>
                    <text:list-item>
                      <text:p text:style-name="P16">initializes the message priority comparison function</text:p>
                    </text:list-item>
                    <text:list-item>
                      <text:p text:style-name="P16">called by main() in src/threads/init.c</text:p>
                    </text:list-item>
                  </text:list>
                </text:list-item>
                <text:list-item>
                  <text:p text:style-name="P16">struct mqueue *issue_mqueue(const char* name)</text:p>
                  <text:list>
                    <text:list-item>
                      <text:p text:style-name="P16">allocates memory for &amp; initializes a fresh message queue; returns a pointer to mq_open(), it's caller</text:p>
                    </text:list-item>
                  </text:list>
                </text:list-item>
                <text:list-item>
                  <text:p text:style-name="P16">bool (*prio_less_than)(const struct list_elem *a, const struct list_elem *b, void* aux)</text:p>
                  <text:list>
                    <text:list-item>
                      <text:p text:style-name="P16">serves as a pointer to the message-priority comparison function</text:p>
                    </text:list-item>
                    <text:list-item>
                      <text:p text:style-name="P16">returns true if the message correponding to a has priority less than that of b</text:p>
                    </text:list-item>
                    <text:list-item>
                      <text:p text:style-name="P16">aux may be unused</text:p>
                    </text:list-item>
                  </text:list>
                </text:list-item>
              </text:list>
            </text:list-item>
            <text:list-item>
              <text:p text:style-name="P16">The data structures are</text:p>
              <text:list>
                <text:list-item>
                  <text:p text:style-name="P16">enum mq_open_mode: enumerates the 6 flags for mq_open; they are powers of 2 so as to retrieve individual flags from the bitwise or of passed flags</text:p>
                </text:list-item>
                <text:list-item>
                  <text:p text:style-name="P16">enum mqueue_error_codes: enumerates the error codes for all the 5 functions described in POSIX section</text:p>
                </text:list-item>
                <text:list-item>
                  <text:p text:style-name="P16">static char error_names[64][128]: conains detailed description for each error code</text:p>
                </text:list-item>
                <text:list-item>
                  <text:p text:style-name="P16">static struct list_of_message_queues: contains all the message queues of the system</text:p>
                </text:list-item>
                <text:list-item>
                  <text:p text:style-name="P16">typedef int mqd_t: serves as identifier for queues</text:p>
                </text:list-item>
                <text:list-item>
                  <text:p text:style-name="P16">static unsigned int no_of_message_queues: contains the number of allocated message queues in memory</text:p>
                </text:list-item>
                <text:list-item>
                  <text:p text:style-name="P16">struct mqueue: </text:p>
                  <text:list>
                    <text:list-item>
                      <text:list>
                        <text:list-item>
                          <text:p text:style-name="P16">mqd_t id: the descriptor of the queue</text:p>
                        </text:list-item>
                        <text:list-item>
                          <text:p text:style-name="P16">char name[256]: the name of the queue</text:p>
                        </text:list-item>
                        <text:list-item>
                          <text:p text:style-name="P16">struct list list_of_messages: contains the messages of this queue</text:p>
                        </text:list-item>
                        <text:list-item>
                          <text:p text:style-name="P16">struct list_elem elem: part of list implementation</text:p>
                        </text:list-item>
                        <text:list-item>
                          <text:p text:style-name="P16">int no_of_messages: no of messages in the queue</text:p>
                        </text:list-item>
                        <text:list-item>
                          <text:p text:style-name="P16">struct list read_only_threads, write_only_threads, read_write_threads: list of threads who have openend the queue in read, write and read-write modes</text:p>
                        </text:list-item>
                        <text:list-item>
                          <text:p text:style-name="P16">struct list send_wait_list, recv_wait_list: contains entries for threads waiting on this queue to send/receive messages due to queue being full/empty</text:p>
                        </text:list-item>
                      </text:list>
                    </text:list-item>
                    <text:list-item>
                      <text:p text:style-name="P16">struct message</text:p>
                      <text:list>
                        <text:list-item>
                          <text:p text:style-name="P16">char* text: contains a pointer to the buffer containing the message</text:p>
                        </text:list-item>
                        <text:list-item>
                          <text:p text:style-name="P16">size_t length: message length</text:p>
                        </text:list-item>
                        <text:list-item>
                          <text:p text:style-name="P16">unsigned int priority: message priority</text:p>
                        </text:list-item>
                        <text:list-item>
                          <text:p text:style-name="P16">struct list list_elem: part of list implementation, see src/lib/kernel/list.c</text:p>
                        </text:list-item>
                      </text:list>
                    </text:list-item>
                    <text:list-item>
                      <text:p text:style-name="P16">struct wait_list_entry :serves as member of the struct send_wait_list and recv_wait_list</text:p>
                      <text:list>
                        <text:list-item>
                          <text:p text:style-name="P16">struct thread* thread_ptr: contains the pointer to the thread waiting to send/receive</text:p>
                        </text:list-item>
                        <text:list-item>
                          <text:p text:style-name="P16">struct list_elem elem: part of <text:s/>list implementation</text:p>
                        </text:list-item>
                      </text:list>
                    </text:list-item>
                    <text:list-item>
                      <text:p text:style-name="P16">struct <text:s/>tid_holder: serves as member for the struct read_only_threads, write_only_threads, read_write_threads list of the struct mqueue</text:p>
                      <text:list>
                        <text:list-item>
                          <text:p text:style-name="P16">tid_t tid: thread id of the thread associated</text:p>
                        </text:list-item>
                        <text:list-item>
                          <text:p text:style-name="P16">bool blocking: true if openend in blocking mode</text:p>
                        </text:list-item>
                        <text:list-item>
                          <text:p text:style-name="P16">struct list_elem elem: part of list implementaio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src/userprog/syscall.c</text:p>
          <text:list>
            <text:list-item>
              <text:p text:style-name="P16">added code to initialize syscall_map[] and syscall_narg[] arrays in syscall_init() [which is called from main in src/threads/init.c]</text:p>
            </text:list-item>
            <text:list-item>
              <text:p text:style-name="P16">added code to syscall_handler() so as to transfer control to the function registered for input syscall code</text:p>
            </text:list-item>
          </text:list>
        </text:list-item>
        <text:list-item>
          <text:p text:style-name="P16">src/lib/user/syscall.c</text:p>
          <text:list>
            <text:list-item>
              <text:p text:style-name="P16">defined a new macro syscall4(NUMBER, ARG0, ARG1, ARG2, ARG3) on similar lines to those defined already</text:p>
            </text:list-item>
          </text:list>
        </text:list-item>
        <text:list-item>
          <text:p text:style-name="P16">src/lib/syscall-nr.h</text:p>
          <text:list>
            <text:list-item>
              <text:p text:style-name="P16">added entries SYS_MQOPEN, SYS_MQSEND, SYS_MQRECV, SYS_MQCLOSE, SYS_MQUNLINK to the enum</text:p>
              <text:p text:style-name="P16"/>
            </text:list-item>
          </text:list>
        </text:list-item>
      </text:list>
      <text:p text:style-name="P14"/>
      <text:p text:style-name="P13">Working</text:p>
      <text:list xml:id="list1735998375" text:style-name="L8">
        <text:list-header>
          <text:p text:style-name="P17">Following happens when a message queue function mq_*() is called in a thread/process</text:p>
        </text:list-header>
        <text:list-item>
          <text:p text:style-name="P17">mq_*() are defined in src/lib/user/syscall.c</text:p>
        </text:list-item>
        <text:list-item>
          <text:p text:style-name="P17">mq_w() returns syscallN(SYS_MQW, N arguments....), where N is the number of arguments and W is one of {OPEN, SEND, RECEIVE, CLOSE, UNLINK} and w is one of {open, send, receive, close, unlink}</text:p>
        </text:list-item>
        <text:list-item>
          <text:p text:style-name="P17"><text:soft-page-break/>syscallN(SYS_MQW, N arguments) is a macro defined in src/lib/usr/syscall.c, where N is 0 to 4 [We have implemented syscall4(NUMBER, ARG0, ARG1, ARG2, ARG3) as mq_send() and mq_receive() require four arguments</text:p>
        </text:list-item>
        <text:list-item>
          <text:p text:style-name="P17">syscallN() raises an interrupt with the code 0x30. The interrupt handler transfers the control to syscall_handler() defined in src/userprog/syscall.c</text:p>
        </text:list-item>
        <text:list-item>
          <text:p text:style-name="P17">syscall_handler() uses the syscall_map[] and syscall_narg[] arrays initialised by syscall_init() [which is called in main() in src/threads/init.c]</text:p>
        </text:list-item>
        <text:list-item>
          <text:p text:style-name="P17">syscall_handler(struct intr_frame *f) transfers the control to the function registered for the <text:s/>number present at (uint64_t *)(&amp;f-&gt;vec_no) + 3 [this was told by TA Vikar Kushwah]</text:p>
        </text:list-item>
        <text:list-item>
          <text:p text:style-name="P17">typedef int (*handler)(uint32_t, ...): defines the hander function pointers</text:p>
        </text:list-item>
        <text:list-item>
          <text:p text:style-name="P17">static handler syscall_map[30]: contains the map from code to handler</text:p>
        </text:list-item>
        <text:list-item>
          <text:p text:style-name="P17">static int syscall_narg[30]: contains the no of arguments for function corr to code</text:p>
        </text:list-item>
        <text:list-item>
          <text:p text:style-name="P17">syscall_handler() retrieves the particular function pointer from syscall_map[] array</text:p>
        </text:list-item>
        <text:list-item>
          <text:p text:style-name="P17">In our case, the handlers are sys_mq_*() defined in src/threads/mqueue.c</text:p>
        </text:list-item>
        <text:list-item>
          <text:p text:style-name="P17">in case of any error, sys_mq_*() sets the current_thread()-&gt;error to one of the codes defined in mqueue.h [we have added an int error to struct thread in src/threads/threads.h] and returns -1 or 0 as the definition dictates</text:p>
        </text:list-item>
      </text:list>
      <text:p text:style-name="P14"/>
      <text:p text:style-name="P13">Test files</text:p>
      <text:list xml:id="list1138987064" text:style-name="L9">
        <text:list-item>
          <text:p text:style-name="P18">We have made two test files : src/tests/threads/message-passing-block.c and src/tests/threads/message-passing-nonblock.c for testing blocking and non-blocking calls respectively</text:p>
        </text:list-item>
        <text:list-item>
          <text:p text:style-name="P18">Find the details in the comments</text:p>
        </text:list-item>
        <text:list-item>
          <text:p text:style-name="P18">To run, type the following commands in src/threads/build</text:p>
          <text:list>
            <text:list-item>
              <text:p text:style-name="P18">make clean</text:p>
            </text:list-item>
            <text:list-item>
              <text:p text:style-name="P18">make</text:p>
            </text:list-item>
            <text:list-item>
              <text:p text:style-name="P18">pintos run message-passing-block</text:p>
            </text:list-item>
            <text:list-item>
              <text:p text:style-name="P18">pintos run message-passing-nonblock</text:p>
            </text:list-item>
          </text:list>
        </text:list-item>
      </text:list>
      <text:p text:style-name="P20"/>
      <text:p text:style-name="P15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Teletype" style:family="text">
      <style:text-properties style:font-name="DejaVu Sans Mono" style:font-name-asian="WenQuanYi Micro Hei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etesh </meta:initial-creator>
    <meta:creation-date>2012-09-02T23:09:43</meta:creation-date>
    <dc:date>2012-09-03T00:31:56</dc:date>
    <dc:creator>Jeetesh </dc:creator>
    <meta:editing-duration>PT1H22M14S</meta:editing-duration>
    <meta:editing-cycles>17</meta:editing-cycles>
    <meta:generator>LibreOffice/3.3$Unix LibreOffice_project/330m19$Build-202</meta:generator>
    <meta:document-statistic meta:table-count="0" meta:image-count="0" meta:object-count="0" meta:page-count="3" meta:paragraph-count="107" meta:word-count="1185" meta:character-count="7518"/>
  </office:meta>
</office:document-meta>
</file>